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otepad" svg:font-family="Notepa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675cm"/>
    </style:style>
    <style:style style:name="gr3" style:family="graphic" style:parent-style-name="standard">
      <style:graphic-properties draw:stroke="none" draw:fill="none" fo:min-height="13.959cm"/>
    </style:style>
    <style:style style:name="gr4" style:family="graphic" style:parent-style-name="standard">
      <style:graphic-properties draw:stroke="none" draw:fill="none" fo:min-height="25.453cm"/>
    </style:style>
    <style:style style:name="gr5" style:family="graphic" style:parent-style-name="standard">
      <style:graphic-properties draw:stroke="none" draw:fill="none" fo:min-height="18.064cm"/>
    </style:style>
    <style:style style:name="gr6" style:family="graphic" style:parent-style-name="standard">
      <style:graphic-properties draw:stroke="none" draw:fill="none" fo:min-height="20.971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5" style:family="paragraph">
      <loext:graphic-properties draw:fill="none"/>
      <style:paragraph-properties style:text-autospace="none"/>
      <style:text-properties style:font-name="Monospace" fo:font-size="18pt" style:text-underline-style="none" style:font-name-asian="Monospace" style:font-size-asian="18pt" style:font-name-complex="Monospace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style:text-autospace="none"/>
      <style:text-properties fo:color="#3f7f5f" style:font-name="Monospace" fo:font-size="17pt" style:text-underline-style="none" style:font-name-asian="Monospace" style:font-size-asian="17pt" style:font-name-complex="Monospace" style:font-size-complex="17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Notepad" fo:font-size="38pt" fo:font-style="italic" fo:font-weight="bold" style:font-size-asian="38pt" style:font-style-asian="italic" style:font-weight-asian="bold" style:font-size-complex="38pt" style:font-style-complex="italic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6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7" style:family="text">
      <style:text-properties fo:color="#000000" style:font-name="Monospace" fo:font-size="30pt" fo:font-weight="bold" style:font-name-asian="Monospace" style:font-size-asian="30pt" style:font-weight-asian="bold" style:font-name-complex="Monospace" style:font-size-complex="30pt" style:font-weight-complex="bold"/>
    </style:style>
    <style:style style:name="T8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9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12" style:family="text">
      <style:text-properties fo:color="#ce181e" style:font-name="Monospace" fo:font-size="20pt" style:font-name-asian="Monospace" style:font-size-asian="20pt" style:font-name-complex="Monospace" style:font-size-complex="20pt"/>
    </style:style>
    <style:style style:name="T13" style:family="text">
      <style:text-properties fo:color="#000000" style:font-name="Monospace" fo:font-size="18pt" style:text-underline-style="none" style:font-name-asian="Monospace" style:font-size-asian="18pt" style:font-name-complex="Monospace" style:font-size-complex="18pt"/>
    </style:style>
    <style:style style:name="T14" style:family="text">
      <style:text-properties fo:color="#7f0055" style:font-name="Monospace" fo:font-size="18pt" style:text-underline-style="none" fo:font-weight="bold" style:font-name-asian="Monospace" style:font-size-asian="18pt" style:font-weight-asian="bold" style:font-name-complex="Monospace" style:font-size-complex="18pt" style:font-weight-complex="bold"/>
    </style:style>
    <style:style style:name="T15" style:family="text">
      <style:text-properties fo:color="#3f7f5f" style:font-name="Monospace" fo:font-size="18pt" style:text-underline-style="none" style:font-name-asian="Monospace" style:font-size-asian="18pt" style:font-name-complex="Monospace" style:font-size-complex="18pt"/>
    </style:style>
    <style:style style:name="T16" style:family="text">
      <style:text-properties fo:color="#6a3e3e" style:font-name="Monospace" fo:font-size="18pt" style:text-underline-style="none" style:font-name-asian="Monospace" style:font-size-asian="18pt" style:font-name-complex="Monospace" style:font-size-complex="18pt"/>
    </style:style>
    <style:style style:name="T17" style:family="text">
      <style:text-properties style:font-name="Monospace" fo:font-size="18pt" style:text-underline-style="none" style:font-name-asian="Monospace" style:font-size-asian="18pt" style:font-name-complex="Monospace" style:font-size-complex="18pt"/>
    </style:style>
    <style:style style:name="T18" style:family="text">
      <style:text-properties fo:color="#2a00ff" style:font-name="Monospace" fo:font-size="18pt" style:text-underline-style="none" style:font-name-asian="Monospace" style:font-size-asian="18pt" style:font-name-complex="Monospace" style:font-size-complex="18pt"/>
    </style:style>
    <style:style style:name="T19" style:family="text">
      <style:text-properties style:font-name="Liberation Mono"/>
    </style:style>
    <style:style style:name="T20" style:family="text">
      <style:text-properties fo:color="#000000" style:font-name="Monospace" fo:font-size="18pt" fo:text-shadow="1pt 1pt" style:text-underline-style="none" style:font-name-asian="Monospace" style:font-size-asian="18pt" style:font-name-complex="Monospace" style:font-size-complex="18pt"/>
    </style:style>
    <style:style style:name="T21" style:family="text">
      <style:text-properties fo:color="#000000" style:font-name="Monospace" fo:font-size="18pt" fo:text-shadow="none" style:text-underline-style="none" style:font-name-asian="Monospace" style:font-size-asian="18pt" style:font-name-complex="Monospace" style:font-size-complex="18pt"/>
    </style:style>
    <style:style style:name="T22" style:family="text">
      <style:text-properties fo:color="#000000" style:font-name="Monospace" fo:font-size="18pt" style:text-underline-style="none" fo:background-color="#fff200" style:font-name-asian="Monospace" style:font-size-asian="18pt" style:font-name-complex="Monospace" style:font-size-complex="18pt"/>
    </style:style>
    <style:style style:name="T23" style:family="text">
      <style:text-properties fo:color="#7f0055" style:font-name="Monospace" fo:font-size="18pt" style:text-underline-style="none" fo:font-weight="bold" fo:background-color="#fff200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6a3e3e" style:font-name="Monospace" fo:font-size="18pt" style:text-underline-style="none" fo:background-color="#fff200" style:font-name-asian="Monospace" style:font-size-asian="18pt" style:font-name-complex="Monospace" style:font-size-complex="18pt"/>
    </style:style>
    <style:style style:name="T25" style:family="text">
      <style:text-properties fo:color="#3f7f5f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26" style:family="text">
      <style:text-properties fo:color="#3f7f5f" style:font-name="Monospace" fo:font-size="17pt" style:text-underline-style="none" style:font-name-asian="Monospace" style:font-size-asian="17pt" style:font-name-complex="Monospace" style:font-size-complex="17pt"/>
    </style:style>
    <style:style style:name="T27" style:family="text">
      <style:text-properties fo:color="#7f0055" style:font-name="Monospace" fo:font-size="17pt" style:text-underline-style="none" fo:font-weight="bold" style:font-name-asian="Monospace" style:font-size-asian="17pt" style:font-weight-asian="bold" style:font-name-complex="Monospace" style:font-size-complex="17pt" style:font-weight-complex="bold"/>
    </style:style>
    <style:style style:name="T28" style:family="text">
      <style:text-properties fo:color="#000000" style:font-name="Monospace" fo:font-size="17pt" style:text-underline-style="none" style:font-name-asian="Monospace" style:font-size-asian="17pt" style:font-name-complex="Monospace" style:font-size-complex="17pt"/>
    </style:style>
    <style:style style:name="T29" style:family="text">
      <style:text-properties fo:color="#0000c0" style:font-name="Monospace" fo:font-size="17pt" style:text-underline-style="none" style:font-name-asian="Monospace" style:font-size-asian="17pt" style:font-name-complex="Monospace" style:font-size-complex="17pt"/>
    </style:style>
    <style:style style:name="T30" style:family="text">
      <style:text-properties fo:color="#6a3e3e" style:font-name="Monospace" fo:font-size="17pt" style:text-underline-style="none" style:font-name-asian="Monospace" style:font-size-asian="17pt" style:font-name-complex="Monospace" style:font-size-complex="17pt"/>
    </style:style>
    <style:style style:name="T31" style:family="text">
      <style:text-properties fo:color="#000000" style:font-name="Monospace" fo:font-size="17pt" style:text-underline-style="none" fo:font-weight="bold" style:font-name-asian="Monospace" style:font-size-asian="17pt" style:font-weight-asian="bold" style:font-name-complex="Monospace" style:font-size-complex="17pt" style:font-weight-complex="bold"/>
    </style:style>
    <style:style style:name="T32" style:family="text">
      <style:text-properties style:font-name="Monospace" fo:font-size="17pt" style:text-underline-style="none" style:font-name-asian="Monospace" style:font-size-asian="17pt" style:font-name-complex="Monospace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0.486cm" presentation:class="title" presentation:user-transformed="true">
          <draw:text-box>
            <text:p>Nested Trait Composition For Modular Software Development<text:line-break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<text:s/></text:span><text:span text:style-name="T1">Marco Servetto (marco.servetto@ecs.vuw.ac.nz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What if traits have nested classes?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Traits composition</text:p>
          </draw:text-box>
        </draw:frame>
        <draw:frame presentation:style-name="pr5" draw:text-style-name="P2" draw:layer="layout" svg:width="25.199cm" svg:height="8.086cm" svg:x="1.401cm" svg:y="12.814cm" presentation:class="outline" presentation:user-transformed="true">
          <draw:text-box>
            <text:list text:style-name="L2">
              <text:list-item>
                <text:p><text:span text:style-name="T3">The result of the sum contains the methods of both arguments.</text:span></text:p>
              </text:list-item>
              <text:list-item>
                <text:p><text:span text:style-name="T3">If a method is present in both arguments, they need to have the same type signature, and at least one of the two needs to be abstract.</text:span></text:p>
              </text:list-item>
            </text:list>
          </draw:text-box>
        </draw:frame>
        <draw:frame draw:style-name="gr2" draw:text-style-name="P4" draw:layer="layout" svg:width="23.297cm" svg:height="10.925cm" svg:x="2.104cm" svg:y="2.4cm">
          <draw:text-box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String hello();</text:span></text:p>
            <text:p text:style-name="P3"><text:span text:style-name="T5"><text:s text:c="2"/></text:span><text:span text:style-name="T5">String helloWorld()=hello()+</text:span><text:span text:style-name="T6">" World"</text:span><text:span text:style-name="T5">;</text:span></text:p>
            <text:p text:style-name="P3"><text:span text:style-name="T5"><text:s text:c="2"/></text:span><text:span text:style-name="T5">}</text:span></text:p>
            <text:p text:style-name="P3"><text:span text:style-name="T7">+</text:span></text:p>
            <text:p text:style-name="P3"><text:span text:style-name="T4">class</text:span><text:span text:style-name="T5">{ String hello()</text:span><text:span text:style-name="T8">=</text:span><text:span text:style-name="T6">"Hi"</text:span><text:span text:style-name="T5">;</text:span><text:span text:style-name="T9"> }</text:span></text:p>
            <text:p text:style-name="P3"><text:span text:style-name="T7">=</text:span></text:p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String hello()=</text:span><text:span text:style-name="T6">"Hi"</text:span><text:span text:style-name="T5">;</text:span></text:p>
            <text:p text:style-name="P3"><text:span text:style-name="T5"><text:s text:c="2"/></text:span><text:span text:style-name="T5">String helloWorld()=hello()+</text:span><text:span text:style-name="T6">" World"</text:span><text:span text:style-name="T5">;</text:span></text:p>
            <text:p text:style-name="P3"><text:span text:style-name="T5"><text:s text:c="2"/></text:span><text:span text:style-name="T5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Traits and nested classes</text:p>
          </draw:text-box>
        </draw:frame>
        <draw:frame presentation:style-name="pr5" draw:text-style-name="P2" draw:layer="layout" svg:width="25.199cm" svg:height="8.086cm" svg:x="1.301cm" svg:y="17.114cm" presentation:class="outline" presentation:user-transformed="true">
          <draw:text-box>
            <text:list text:style-name="L2">
              <text:list-item>
                <text:p><text:span text:style-name="T3">Nested classes with the same name are recursively composed.</text:span></text:p>
              </text:list-item>
            </text:list>
          </draw:text-box>
        </draw:frame>
        <draw:frame draw:style-name="gr3" draw:text-style-name="P4" draw:layer="layout" svg:width="23.297cm" svg:height="14.209cm" svg:x="2.104cm" svg:y="2.4cm">
          <draw:text-box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Foo=</text:span><text:span text:style-name="T4">class</text:span><text:span text:style-name="T5">{</text:span></text:p>
            <text:p text:style-name="P3"><text:span text:style-name="T5"><text:s text:c="4"/></text:span><text:span text:style-name="T5">String hello();</text:span></text:p>
            <text:p text:style-name="P3"><text:span text:style-name="T5"><text:s text:c="4"/></text:span><text:span text:style-name="T5">String helloWorld()</text:span><text:span text:style-name="T8">=</text:span><text:span text:style-name="T5">hello()+</text:span><text:span text:style-name="T6">" World"</text:span><text:span text:style-name="T5">;</text:span></text:p>
            <text:p text:style-name="P3"><text:span text:style-name="T5"><text:s text:c="2"/></text:span><text:span text:style-name="T5">}}</text:span></text:p>
            <text:p text:style-name="P3"><text:span text:style-name="T7">+</text:span></text:p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Foo=</text:span><text:span text:style-name="T4">class</text:span><text:span text:style-name="T5">{ String hello()=</text:span><text:span text:style-name="T6">"Hi"</text:span><text:span text:style-name="T5">;}</text:span></text:p>
            <text:p text:style-name="P3"><text:span text:style-name="T9"><text:s text:c="2"/></text:span><text:span text:style-name="T9">}</text:span></text:p>
            <text:p text:style-name="P3"><text:span text:style-name="T7">=</text:span></text:p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Foo=</text:span><text:span text:style-name="T4">class</text:span><text:span text:style-name="T5">{</text:span></text:p>
            <text:p text:style-name="P3"><text:span text:style-name="T5"><text:s text:c="4"/></text:span><text:span text:style-name="T5">String hello()</text:span><text:span text:style-name="T8">=</text:span><text:span text:style-name="T6">"Hi"</text:span><text:span text:style-name="T5">;</text:span></text:p>
            <text:p text:style-name="P3"><text:span text:style-name="T5"><text:s text:c="4"/></text:span><text:span text:style-name="T5">String helloWorld()</text:span><text:span text:style-name="T8">=</text:span><text:span text:style-name="T5">hello()+</text:span><text:span text:style-name="T6">" World"</text:span><text:span text:style-name="T5">;}</text:span></text:p>
            <text:p text:style-name="P3"><text:span text:style-name="T5"><text:s text:c="2"/></text:span><text:span text:style-name="T5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Traits and state</text:p>
          </draw:text-box>
        </draw:frame>
        <draw:frame presentation:style-name="pr5" draw:text-style-name="P2" draw:layer="layout" svg:width="25.199cm" svg:height="8.086cm" svg:x="0.4cm" svg:y="13cm" presentation:class="outline" presentation:user-transformed="true">
          <draw:text-box>
            <text:list text:style-name="L2">
              <text:list-item>
                <text:p><text:span text:style-name="T3">Static methods can also be abstract.</text:span></text:p>
              </text:list-item>
              <text:list-item>
                <text:p><text:span text:style-name="T3">A class with an abstract static method returning its type, and abstract methods looking like getters/setters is a </text:span><text:span text:style-name="T10">coherent</text:span><text:span text:style-name="T3"> class. Such abstract methods work like factories, getters and setters.</text:span></text:p>
              </text:list-item>
            </text:list>
          </draw:text-box>
        </draw:frame>
        <draw:frame draw:style-name="gr3" draw:text-style-name="P4" draw:layer="layout" svg:width="25.896cm" svg:height="14.209cm" svg:x="0.804cm" svg:y="2.4cm">
          <draw:text-box>
            <text:p text:style-name="P3"><text:span text:style-name="T4">trait </text:span><text:span text:style-name="T11">geometryPoint = </text:span><text:span text:style-name="T4">class</text:span><text:span text:style-name="T5">{</text:span></text:p>
            <text:p text:style-name="P3"><text:span text:style-name="T5"><text:s text:c="2"/></text:span><text:span text:style-name="T5">Point = </text:span><text:span text:style-name="T4">class</text:span><text:span text:style-name="T5">{</text:span></text:p>
            <text:p text:style-name="P3"><text:span text:style-name="T5"><text:s text:c="4"/></text:span><text:span text:style-name="T5">Int x();</text:span></text:p>
            <text:p text:style-name="P3"><text:span text:style-name="T5"><text:s text:c="4"/></text:span><text:span text:style-name="T5">Int y();</text:span></text:p>
            <text:p text:style-name="P3"><text:span text:style-name="T4"><text:s text:c="4"/></text:span><text:span text:style-name="T4">static</text:span><text:span text:style-name="T5"> Point of(Int x,Int y);</text:span></text:p>
            <text:p text:style-name="P3"><text:span text:style-name="T5"><text:s text:c="4"/></text:span><text:span text:style-name="T4">static</text:span><text:span text:style-name="T5"> Point double()</text:span><text:span text:style-name="T8">=Point.of(x()*2,y()*2);</text:span></text:p>
            <text:p text:style-name="P3"><text:span text:style-name="T8"><text:s text:c="2"/></text:span><text:span text:style-name="T8">}</text:span><text:span text:style-name="T5">}</text:span></text:p>
            <text:p text:style-name="P3"><text:span text:style-name="T5"/></text:p>
            <text:p text:style-name="P3"><text:span text:style-name="T5">Geometry1=geometryPoint</text:span><text:span text:style-name="T12"> //declaring class Geometry1</text:span></text:p>
            <text:p text:style-name="P3"><text:span text:style-name="T5">... Geometry1.Point.of(3,4).double()</text:span><text:span text:style-name="T12">//example 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Interactions between nested classes</text:p>
          </draw:text-box>
        </draw:frame>
        <draw:frame draw:style-name="gr3" draw:text-style-name="P4" draw:layer="layout" svg:width="28.396cm" svg:height="14.209cm" svg:x="0.304cm" svg:y="3.3cm">
          <draw:text-box>
            <text:p text:style-name="P3"><text:span text:style-name="T4">trait </text:span><text:span text:style-name="T11">geometryPoint = </text:span><text:span text:style-name="T4">class</text:span><text:span text:style-name="T5">{ </text:span><text:span text:style-name="T12">//Same as before</text:span></text:p>
            <text:p text:style-name="P3"><text:span text:style-name="T5"><text:s text:c="2"/></text:span><text:span text:style-name="T5">Point = </text:span><text:span text:style-name="T4">class</text:span><text:span text:style-name="T5">{Int x(); Int y();</text:span></text:p>
            <text:p text:style-name="P3"><text:span text:style-name="T5"><text:s text:c="4"/></text:span><text:span text:style-name="T4">static</text:span><text:span text:style-name="T5"> Point of(Int x,Int y);</text:span></text:p>
            <text:p text:style-name="P3"><text:span text:style-name="T5"><text:s text:c="4"/></text:span><text:span text:style-name="T5">Point double()=</text:span><text:span text:style-name="T8">Point.of(x()*2,y()*2)</text:span><text:span text:style-name="T5">;}}</text:span></text:p>
            <text:p text:style-name="P3"><text:span text:style-name="T4"/></text:p>
            <text:p text:style-name="P3"><text:span text:style-name="T4">trait </text:span><text:span text:style-name="T11">geometryRectangle = </text:span><text:span text:style-name="T4">class</text:span><text:span text:style-name="T5">{</text:span></text:p>
            <text:p text:style-name="P3"><text:span text:style-name="T5"><text:s text:c="2"/></text:span><text:span text:style-name="T5">Point=</text:span><text:span text:style-name="T4">class</text:span><text:span text:style-name="T5">{Point double();} // Declare only the necessary methods</text:span></text:p>
            <text:p text:style-name="P3"><text:span text:style-name="T5"><text:s text:c="2"/></text:span><text:span text:style-name="T5">Rectangle=</text:span><text:span text:style-name="T4">class</text:span><text:span text:style-name="T5">{</text:span></text:p>
            <text:p text:style-name="P3"><text:span text:style-name="T5"><text:s text:c="4"/></text:span><text:span text:style-name="T5">Point upLeft(); Point downRight();</text:span></text:p>
            <text:p text:style-name="P3"><text:span text:style-name="T5"><text:s text:c="4"/></text:span><text:span text:style-name="T5">Rectangle of(Point upLeft, Point downRight); <text:s text:c="3"/></text:span></text:p>
            <text:p text:style-name="P3"><text:span text:style-name="T5"><text:s text:c="4"/></text:span><text:span text:style-name="T5">Rectangle double()=Rectangle</text:span><text:span text:style-name="T8">.of(upLeft().double(),</text:span></text:p>
            <text:p text:style-name="P3"><text:span text:style-name="T8"><text:tab/></text:span><text:span text:style-name="T8"><text:tab/></text:span><text:span text:style-name="T8">downRight().double())</text:span><text:span text:style-name="T5">;}</text:span></text:p>
            <text:p text:style-name="P3"><text:span text:style-name="T5"><text:s text:c="4"/></text:span><text:span text:style-name="T5">}</text:span></text:p>
            <text:p text:style-name="P3"><text:span text:style-name="T5"><text:s text:c="2"/></text:span><text:span text:style-name="T5">}</text:span></text:p>
            <text:p text:style-name="P3"><text:span text:style-name="T5">...</text:span></text:p>
            <text:p text:style-name="P3"><text:span text:style-name="T5">Geometry2=geometryPoint+geometryRectan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5" draw:layer="layout" svg:width="30.791cm" svg:height="25.703cm" svg:x="0.309cm" svg:y="0.45cm">
          <draw:text-box>
            <text:p text:style-name="P3"><text:span text:style-name="T13">Game = </text:span><text:span text:style-name="T14">class</text:span><text:span text:style-name="T13">{ </text:span><text:span text:style-name="T15">//example game code, NOT MODULARISED</text:span></text:p>
            <text:p text:style-name="P3"><text:span text:style-name="T13"><text:s text:c="2"/></text:span><text:span text:style-name="T13">Item = </text:span><text:span text:style-name="T14">interface</text:span><text:span text:style-name="T13">{ Point point(); Item hit();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Item hit()=Rock.of(..);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Item hit()=Rock.of(..);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13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  <text:p text:style-name="P3"><text:span text:style-name="T13">Main ={... Game.run()..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ice and Bo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n we split the code of Alice and Bob into two traits? </text:p>
              </text:list-item>
              <text:list-item>
                <text:p>It would be nice to test Alice's code in isolation from Bob's code.</text:p>
              </text:list-item>
              <text:list-item>
                <text:p>Alice needs to create instances of <text:span text:style-name="T19">Map, Wall</text:span> and <text:span text:style-name="T19">Rock.</text:span></text:p>
              </text:list-item>
              <text:list-item>
                <text:p>Bob needs to be able to call <text:span text:style-name="T19">load(String)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start: all code copied. What can we remove?</text:span></text:p>
            <text:p text:style-name="P3"><text:span text:style-name="T13"><text:s text:c="2"/></text:span><text:span text:style-name="T13">Item = </text:span><text:span text:style-name="T14">interface</text:span><text:span text:style-name="T13">{ Point point(); Item hit();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Item hit()=Rock.of(..);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Item hit()=Rock.of(..);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13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</text:span><text:span text:style-name="T20">d</text:span><text:span text:style-name="T21"> ru</text:span><text:span text:style-name="T13">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alice do not use hit, is part of game logic</text:span></text:p>
            <text:p text:style-name="P3"><text:span text:style-name="T13"><text:s text:c="2"/></text:span><text:span text:style-name="T13">Item = </text:span><text:span text:style-name="T14">interface</text:span><text:span text:style-name="T13">{ Point point(); </text:span><text:span text:style-name="T22">Item hit();</text:span><text:span text:style-name="T13">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22">Item hit()=Rock.of(..);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22">Item hit()=Rock.of(..);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13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alice do not use hit, is part of game logic</text:span></text:p>
            <text:p text:style-name="P3"><text:span text:style-name="T13"><text:s text:c="2"/></text:span><text:span text:style-name="T13">Item = </text:span><text:span text:style-name="T14">interface</text:span><text:span text:style-name="T13">{ Point point();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3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13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alice do not use getters/points</text:span></text:p>
            <text:p text:style-name="P3"><text:span text:style-name="T13"><text:s text:c="2"/></text:span><text:span text:style-name="T13">Item = </text:span><text:span text:style-name="T14">interface</text:span><text:span text:style-name="T13">{ </text:span><text:span text:style-name="T22">Point point();</text:span><text:span text:style-name="T13">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22">Num weight(); 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22">Num height(); 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><text:s text:c="4"/></text:span><text:span text:style-name="T22">Item get(Point that)=..</text:span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alice do not use getters/points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=..</text:span></text:p>
            <text:p text:style-name="P3"><text:span text:style-name="T13"/></text:p>
            <text:p text:style-name="P3"><text:span text:style-name="T13"><text:s text:c="4"/></text:span><text:span text:style-name="T13">Void set(Item that)=..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the implementation of map methods is not needed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</text:span><text:span text:style-name="T22">..</text:span><text:span text:style-name="T15">//map implementation by Bob</text:span></text:p>
            <text:p text:style-name="P3"><text:span text:style-name="T13"><text:s text:c="4"/></text:span><text:span text:style-name="T14">static</text:span><text:span text:style-name="T13"> Map empty()</text:span><text:span text:style-name="T22">=..</text:span></text:p>
            <text:p text:style-name="P3"><text:span text:style-name="T13"/></text:p>
            <text:p text:style-name="P3"><text:span text:style-name="T13"><text:s text:c="4"/></text:span><text:span text:style-name="T13">Void set(Item that)</text:span><text:span text:style-name="T22">=..</text:span><text:span text:style-name="T13">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the implementation of map methods is not needed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</text:span></text:p>
            <text:p text:style-name="P3"><text:span text:style-name="T13"><text:s text:c="4"/></text:span><text:span text:style-name="T14">static</text:span><text:span text:style-name="T13"> Map empty();</text:span></text:p>
            <text:p text:style-name="P3"><text:span text:style-name="T13"/></text:p>
            <text:p text:style-name="P3"><text:span text:style-name="T13"><text:s text:c="4"/></text:span><text:span text:style-name="T13">Void set(Item that);}</text:span></text:p>
            <text:p text:style-name="P3"><text:span text:style-name="T14"><text:s text:c="2"/></text:span><text:span text:style-name="T14">static</text:span><text:span text:style-name="T13"> Void </text:span><text:span text:style-name="T16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finally, run is not needed.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point, Num w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Wall of(Point point, Num height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Map = </text:span><text:span text:style-name="T14">class</text:span><text:span text:style-name="T13">{</text:span></text:p>
            <text:p text:style-name="P3"><text:span text:style-name="T13"><text:s text:c="4"/></text:span><text:span text:style-name="T14">static</text:span><text:span text:style-name="T13"> Map empty();</text:span></text:p>
            <text:p text:style-name="P3"><text:span text:style-name="T13"/></text:p>
            <text:p text:style-name="P3"><text:span text:style-name="T13"><text:s text:c="4"/></text:span><text:span text:style-name="T13">Void set(Item that);}</text:span></text:p>
            <text:p text:style-name="P3"><text:span text:style-name="T14"><text:s text:c="2"/></text:span><text:span text:style-name="T23">static</text:span><text:span text:style-name="T22"> Void </text:span><text:span text:style-name="T24">r</text:span><text:span text:style-name="T22">un()=..</text:span><text:span text:style-name="T23">this</text:span><text:span text:style-name="T22">.load(..)..</text:span><text:span text:style-name="T13"> </text:span><text:span text:style-name="T15">//implemented by Bob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into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" draw:text-style-name="P5" draw:layer="layout" svg:width="30.791cm" svg:height="25.703cm" svg:x="0.31cm" svg:y="0.451cm">
          <draw:text-box>
            <text:p text:style-name="P3"><text:span text:style-name="T14">trait </text:span><text:span text:style-name="T13">alice = </text:span><text:span text:style-name="T14">class</text:span><text:span text:style-name="T13">{</text:span><text:span text:style-name="T15">//We only keep the abstract signatures she uses!</text:span></text:p>
            <text:p text:style-name="P3"><text:span text:style-name="T13"><text:s text:c="2"/></text:span><text:span text:style-name="T13">Item = </text:span><text:span text:style-name="T14">interface</text:span><text:span text:style-name="T13">{ 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text:span text:style-name="T14">static</text:span><text:span text:style-name="T13"> Rock of(Point point, Num weight);</text:span><text:span text:style-name="T17">}</text:span></text:p>
            <text:p text:style-name="P3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text:span text:style-name="T14">static</text:span><text:span text:style-name="T13"> Wall of(Point point, Num height);</text:span><text:span text:style-name="T17">}</text:span></text:p>
            <text:p text:style-name="P3"><text:span text:style-name="T13"><text:s text:c="2"/></text:span><text:span text:style-name="T13">Map = </text:span><text:span text:style-name="T14">class</text:span><text:span text:style-name="T13">{</text:span><text:span text:style-name="T14">static</text:span><text:span text:style-name="T13"> Map empty(); </text:span><text:span text:style-name="T17">Void set(Item that);}</text:span></text:p>
            <text:p text:style-name="P3"><text:span text:style-name="T15"><text:s text:c="2"/></text:span><text:span text:style-name="T15">//------------------------------------</text:span></text:p>
            <text:p text:style-name="P3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3"><text:span text:style-name="T13"><text:s text:c="4"/></text:span><text:span text:style-name="T13">Map map=Map.empty();</text:span></text:p>
            <text:p text:style-name="P3"><text:span text:style-name="T13"><text:s text:c="4"/></text:span><text:span text:style-name="T15">//read from file and divide </text:span><text:span text:style-name="T25">into</text:span><text:span text:style-name="T15"> lines,</text:span></text:p>
            <text:p text:style-name="P3"><text:span text:style-name="T13"><text:s text:c="4"/></text:span><text:span text:style-name="T14">for</text:span><text:span text:style-name="T13">(String line: lines) {load(map,line);}</text:span><text:span text:style-name="T17">}</text:span></text:p>
            <text:p text:style-name="P3"><text:span text:style-name="T14"><text:s text:c="2"/></text:span><text:span text:style-name="T14">static</text:span><text:span text:style-name="T13"> Void load(Map map,String line</text:span><text:span text:style-name="T16">)</text:span><text:span text:style-name="T13">={</text:span></text:p>
            <text:p text:style-name="P3"><text:span text:style-name="T13"><text:s text:c="4"/></text:span><text:span text:style-name="T15">//example line: S"Rock 23 in 12, 7"</text:span></text:p>
            <text:p text:style-name="P3"><text:span text:style-name="T13"><text:s text:c="4"/></text:span><text:span text:style-name="T13">ListNum ns=line.readNums();</text:span></text:p>
            <text:p text:style-name="P3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3"><text:span text:style-name="T13"><text:s text:c="6"/></text:span><text:span text:style-name="T13">map.set(Rock.of(ns.get(0),Point.of(ns.get(1),ns.get(2))));</text:span></text:p>
            <text:p text:style-name="P3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3"><text:span text:style-name="T13"><text:s text:c="4"/></text:span><text:span text:style-name="T13">..</text:span></text:p>
            <text:p text:style-name="P3"><text:span text:style-name="T13"><text:s text:c="4"/></text:span><text:span text:style-name="T1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ice Tra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ice can write all its code in a single trait with nested classes. She can declare all the dependencies she needs by just declaring classes with abstract methods.</text:p>
              </text:list-item>
              <text:list-item>
                <text:p>The code of Alice is untouched, no need to insert new interfaces/factories or other programming patterns.</text:p>
              </text:list-item>
              <text:list-item>
                <text:p>Alice can now easily test her code in isolatio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5" draw:layer="layout" svg:width="28.2cm" svg:height="18.314cm" svg:x="0.4cm" svg:y="0.8cm">
          <draw:text-box>
            <text:p text:style-name="P3"><text:span text:style-name="T13">AliceMock = alice + </text:span><text:span text:style-name="T14">class</text:span><text:span text:style-name="T13">{</text:span></text:p>
            <text:p text:style-name="P3"><text:span text:style-name="T13"><text:s text:c="2"/></text:span><text:span text:style-name="T13">Item = </text:span><text:span text:style-name="T14">interface</text:span><text:span text:style-name="T13">{String info();}</text:span></text:p>
            <text:p text:style-name="P3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3"><text:span text:style-name="T13"><text:s text:c="4"/></text:span><text:span text:style-name="T14">static</text:span><text:span text:style-name="T13"> Rock of(Point </text:span><text:span text:style-name="T16">point</text:span><text:span text:style-name="T13">, Num </text:span><text:span text:style-name="T16">weight</text:span><text:span text:style-name="T13">)=Rock.of(point+</text:span><text:span text:style-name="T18">"-&gt;"</text:span><text:span text:style-name="T13">+weight);</text:span></text:p>
            <text:p text:style-name="P3"><text:span text:style-name="T13"><text:s text:c="4"/></text:span><text:span text:style-name="T14">static</text:span><text:span text:style-name="T13"> Rock of(String </text:span><text:span text:style-name="T16">info</text:span><text:span text:style-name="T13">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Wall =..;</text:span></text:p>
            <text:p text:style-name="P3"><text:span text:style-name="T13"><text:s text:c="2"/></text:span><text:span text:style-name="T13">Map ={</text:span></text:p>
            <text:p text:style-name="P3"><text:span text:style-name="T13"><text:s text:c="4"/></text:span><text:span text:style-name="T13">String info();</text:span></text:p>
            <text:p text:style-name="P3"><text:span text:style-name="T13"><text:s text:c="4"/></text:span><text:span text:style-name="T13">Void info(String </text:span><text:span text:style-name="T16">that</text:span><text:span text:style-name="T13">);</text:span></text:p>
            <text:p text:style-name="P3"><text:span text:style-name="T13"><text:s text:c="4"/></text:span><text:span text:style-name="T14">static</text:span><text:span text:style-name="T13"> Map empty()=Map.of(</text:span><text:span text:style-name="T18">""</text:span><text:span text:style-name="T13">);</text:span></text:p>
            <text:p text:style-name="P3"><text:span text:style-name="T13"><text:s text:c="4"/></text:span><text:span text:style-name="T13">Void set(Item i)=info(info()+i.info()+</text:span><text:span text:style-name="T18">"\n"</text:span><text:span text:style-name="T13">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4">static</text:span><text:span text:style-name="T13"> Void test(String fileName, String expected)={</text:span></text:p>
            <text:p text:style-name="P3"><text:span text:style-name="T13"><text:s text:c="4"/></text:span><text:span text:style-name="T13">Map map = load(fileName);</text:span></text:p>
            <text:p text:style-name="P3"><text:span text:style-name="T13"><text:s text:c="4"/></text:span><text:span text:style-name="T14">assert</text:span><text:span text:style-name="T13"> map.info().equals(expected);</text:span></text:p>
            <text:p text:style-name="P3"><text:span text:style-name="T13"><text:s text:c="4"/></text:span><text:span text:style-name="T13">}</text:span></text:p>
            <text:p text:style-name="P3"><text:span text:style-name="T13"><text:s text:c="2"/></text:span><text:span text:style-name="T13">}</text:span></text:p>
            <text:p text:style-name="P3"><text:span text:style-name="T13">...</text:span></text:p>
            <text:p text:style-name="P3"><text:span text:style-name="T13">AliceMock.test(</text:span><text:span text:style-name="T18">"justARock.txt"</text:span><text:span text:style-name="T13">, </text:span><text:span text:style-name="T18">"Point(5,6)-&gt;35\n"</text:span><text:span text:style-name="T13">);</text:span></text:p>
            <text:p text:style-name="P3"><text:span text:style-name="T13">AliceMock.test(...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its do dependency inj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Java, in order to use DI components never “new” other components, but create them with factory objects, and they will always refer to each others using interfaces. This requires a very unnatural and involved way of coding</text:p>
              </text:list-item>
              <text:list-item>
                <text:p>The proposed language solves this issue and allows different modules of code to be independently developed</text:p>
              </text:list-item>
              <text:list-item>
                <text:p>Just declare your abstract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bitrary splitting any code 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y program can be split in multiple independent pieces in this way</text:p>
              </text:list-item>
              <text:list-item>
                <text:p>Any arbitrary split is possible</text:p>
                <text:p/>
              </text:list-item>
              <text:list-item>
                <text:p>Good design = less abstract declarations?</text:p>
                <text:p/>
              </text:list-item>
              <text:list-item>
                <text:p>Any programmer can just work in its own trai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ding</text:p>
          </draw:text-box>
        </draw:frame>
        <draw:frame presentation:style-name="pr5" draw:layer="layout" svg:width="29.4cm" svg:height="13.686cm" svg:x="0.1cm" svg:y="4.714cm" presentation:class="outline" presentation:user-transformed="true">
          <draw:text-box>
            <text:list text:style-name="L2">
              <text:list-item>
                <text:p>I'm experimenting with traits with nested classes</text:p>
                <text:p/>
              </text:list-item>
              <text:list-item>
                <text:p>Typical example: Expression problem</text:p>
                <text:p/>
              </text:list-item>
              <text:list-item>
                <text:p>However, it is not the only one.<text:line-break/>Dependency injection and Mocking also can be easily supported</text:p>
                <text:p/>
              </text:list-item>
              <text:list-item>
                <text:p>Part of the bigger language 42 project (https://L42.i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6" draw:text-style-name="P7" draw:layer="layout" svg:width="28.295cm" svg:height="21.221cm" svg:x="0.105cm" svg:y="-0.1cm">
          <draw:text-box>
            <text:p text:style-name="P3"><text:span text:style-name="T26">//common code:</text:span></text:p>
            <text:p text:style-name="P3"><text:span text:style-name="T27">class</text:span><text:span text:style-name="T28"> Point{..}</text:span><text:span text:style-name="T26">//most of these require their own file</text:span></text:p>
            <text:p text:style-name="P3"><text:span text:style-name="T27">interface</text:span><text:span text:style-name="T28"> Map{..}</text:span></text:p>
            <text:p text:style-name="P3"><text:span text:style-name="T27">interface</text:span><text:span text:style-name="T28"> Item{..}</text:span></text:p>
            <text:p text:style-name="P3"><text:span text:style-name="T27">interface</text:span><text:span text:style-name="T28"> Rock </text:span><text:span text:style-name="T27">extends</text:span><text:span text:style-name="T28"> Item {..}</text:span></text:p>
            <text:p text:style-name="P3"><text:span text:style-name="T27">interface</text:span><text:span text:style-name="T28"> ItemFactory{Rock makeRock(Point point, </text:span><text:span text:style-name="T27">int</text:span><text:span text:style-name="T28"> weight); ..}</text:span></text:p>
            <text:p text:style-name="P3"><text:span text:style-name="T27">interface</text:span><text:span text:style-name="T28"> MapFactory{Map makeMap();}</text:span></text:p>
            <text:p text:style-name="P3"><text:span text:style-name="T26"/></text:p>
            <text:p text:style-name="P3"><text:span text:style-name="T27">class</text:span><text:span text:style-name="T28"> MapLoader{</text:span><text:span text:style-name="T26">//Alice code</text:span></text:p>
            <text:p text:style-name="P3"><text:span text:style-name="T28"><text:s text:c="2"/></text:span><text:span text:style-name="T28">ItemFactory </text:span><text:span text:style-name="T29">items</text:span><text:span text:style-name="T28">; MapFactory </text:span><text:span text:style-name="T29">maps</text:span><text:span text:style-name="T28">;</text:span></text:p>
            <text:p text:style-name="P3"><text:span text:style-name="T28"><text:s text:c="2"/></text:span><text:span text:style-name="T28">MapLoader(ItemFactory </text:span><text:span text:style-name="T30">i</text:span><text:span text:style-name="T28">,MapFactory </text:span><text:span text:style-name="T30">m</text:span><text:span text:style-name="T28">){</text:span><text:span text:style-name="T29">items</text:span><text:span text:style-name="T28">=</text:span><text:span text:style-name="T30">i</text:span><text:span text:style-name="T28">;</text:span><text:span text:style-name="T29">maps</text:span><text:span text:style-name="T28">=</text:span><text:span text:style-name="T30">m</text:span><text:span text:style-name="T28">;}</text:span></text:p>
            <text:p text:style-name="P3"><text:span text:style-name="T28"><text:s text:c="2"/></text:span><text:span text:style-name="T28">Map load(String fileName){..maps.makeMap()..}</text:span></text:p>
            <text:p text:style-name="P3"><text:span text:style-name="T28"><text:s text:c="2"/></text:span><text:span text:style-name="T28">Void load(Map map,String fileName){..items.makeRock(..)..}</text:span></text:p>
            <text:p text:style-name="P3"><text:span text:style-name="T28"><text:s text:c="2"/></text:span><text:span text:style-name="T28">}</text:span></text:p>
            <text:p text:style-name="P3"><text:span text:style-name="T26"/></text:p>
            <text:p text:style-name="P3"><text:span text:style-name="T27">class</text:span><text:span text:style-name="T28"> MockMap </text:span><text:span text:style-name="T27">implements</text:span><text:span text:style-name="T28"> Map{..}</text:span><text:span text:style-name="T26">//Alice mocking code</text:span></text:p>
            <text:p text:style-name="P3"><text:span text:style-name="T27">class</text:span><text:span text:style-name="T28"> MockMapFactory </text:span><text:span text:style-name="T27">implements</text:span><text:span text:style-name="T28"> MapFactory{</text:span></text:p>
            <text:p text:style-name="P3"><text:span text:style-name="T31"><text:s text:c="2"/></text:span><text:span text:style-name="T27">public</text:span><text:span text:style-name="T28"> Map makeMap(){</text:span><text:span text:style-name="T27">return</text:span><text:span text:style-name="T28"> </text:span><text:span text:style-name="T27">new</text:span><text:span text:style-name="T28"> MockMap();} }</text:span></text:p>
            <text:p text:style-name="P3"><text:span text:style-name="T27">class</text:span><text:span text:style-name="T28"> MockItemFactory </text:span><text:span text:style-name="T27">implements</text:span><text:span text:style-name="T28"> ItemFactory{</text:span></text:p>
            <text:p text:style-name="P3"><text:span text:style-name="T27"><text:s text:c="2"/></text:span><text:span text:style-name="T27">public</text:span><text:span text:style-name="T28"> Rock makeRock(..){</text:span><text:span text:style-name="T27">return</text:span><text:span text:style-name="T28"> </text:span><text:span text:style-name="T27">new</text:span><text:span text:style-name="T28"> MockRock(..);}</text:span></text:p>
            <text:p text:style-name="P3"><text:span text:style-name="T27"><text:s text:c="2"/></text:span><text:span text:style-name="T27">public</text:span><text:span text:style-name="T28"> Wall makeWall(..){</text:span><text:span text:style-name="T27">return</text:span><text:span text:style-name="T28"> </text:span><text:span text:style-name="T27">new</text:span><text:span text:style-name="T28"> MockWall(..);} }</text:span></text:p>
            <text:p text:style-name="P3"><text:span text:style-name="T27">class</text:span><text:span text:style-name="T28"> MockRock </text:span><text:span text:style-name="T27">implements</text:span><text:span text:style-name="T28"> Rock{..}</text:span></text:p>
            <text:p text:style-name="P3"><text:span text:style-name="T27">class</text:span><text:span text:style-name="T28"> MockWall </text:span><text:span text:style-name="T27">implements</text:span><text:span text:style-name="T28"> Wall{..}</text:span></text:p>
            <text:p text:style-name="P3"><text:span text:style-name="T27"/></text:p>
            <text:p text:style-name="P3"><text:span text:style-name="T27">class</text:span><text:span text:style-name="T28"> Tester{</text:span></text:p>
            <text:p text:style-name="P3"><text:span text:style-name="T28"><text:s text:c="2"/></text:span><text:span text:style-name="T27">static</text:span><text:span text:style-name="T28"> </text:span><text:span text:style-name="T27">void</text:span><text:span text:style-name="T28"> test(String fileName,String expected){</text:span></text:p>
            <text:p text:style-name="P3"><text:span text:style-name="T28"><text:s text:c="4"/></text:span><text:span text:style-name="T28">MapLoader m=</text:span><text:span text:style-name="T27">new</text:span><text:span text:style-name="T28"> MapLoader(</text:span><text:span text:style-name="T27">new</text:span><text:span text:style-name="T28"> MockMapFactory(),</text:span><text:span text:style-name="T27">new</text:span><text:span text:style-name="T28"> MockItemFactory());</text:span></text:p>
            <text:p text:style-name="P3"><text:span text:style-name="T28"><text:s text:c="4"/></text:span><text:span text:style-name="T28">Map map=m.load(fileName)</text:span></text:p>
            <text:p text:style-name="P3"><text:span text:style-name="T28"><text:s text:c="4"/></text:span><text:span text:style-name="T27">assert</text:span><text:span text:style-name="T28"> map.toString().equals(expected);</text:span></text:p>
            <text:p text:style-name="P3"><text:span text:style-name="T28"><text:s text:c="2"/></text:span><text:span text:style-name="T32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otepad" svg:font-family="Notepa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3:46:10.585646575</meta:creation-date>
    <meta:generator>LibreOffice/5.4.4.2$Linux_X86_64 LibreOffice_project/2524958677847fb3bb44820e40380acbe820f960</meta:generator>
    <dc:date>2018-11-29T15:17:02.093467654</dc:date>
    <meta:editing-duration>PT3H6M59S</meta:editing-duration>
    <meta:editing-cycles>81</meta:editing-cycles>
    <meta:document-statistic meta:object-count="100"/>
  </office:meta>
</office:document-meta>
</file>